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3" style:parent-style-name="Standard" style:list-style-name="LFO1" style:family="paragraph">
      <style:paragraph-properties fo:text-align="justify"/>
      <style:text-properties style:font-name="Calibri"/>
    </style:style>
    <style:style style:name="P4" style:parent-style-name="Standard" style:list-style-name="LFO1" style:family="paragraph">
      <style:paragraph-properties fo:text-align="justify"/>
      <style:text-properties style:font-name="Calibri"/>
    </style:style>
    <style:style style:name="P5" style:parent-style-name="Standard" style:list-style-name="LFO1" style:family="paragraph">
      <style:paragraph-properties fo:text-align="justify"/>
      <style:text-properties style:font-name="Calibri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/>
    </style:style>
    <style:style style:name="P9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Prévisions semaine 3</text:p>
      <text:p text:style-name="P2"/>
      <text:list text:style-name="LFO1" text:continue-numbering="true">
        <text:list-item>
          <text:p text:style-name="P3">Prise des photos de l’IUT</text:p>
        </text:list-item>
        <text:list-item>
          <text:p text:style-name="P4">Simplification du placement des points d’intérêt</text:p>
        </text:list-item>
        <text:list-item>
          <text:p text:style-name="P5">Animation du curseur</text:p>
        </text:list-item>
      </text:list>
      <text:p text:style-name="P6"/>
      <text:p text:style-name="P7"/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margin-bottom="0in" fo:line-height="100%"/>
      <style:text-properties style:font-name="Liberation Serif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complex="Ari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="Liberation Serif" style:font-name-asian="SimSun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="Liberation Serif" style:font-name-asian="SimSun" style:font-name-complex="Mangal" style:letter-kerning="true" fo:font-size="12pt" style:font-size-asian="12pt" style:font-size-complex="10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SimSu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OEUR<text:s/>Hugo</text:p>
        <text:p text:style-name="En-tête">NARBOUX Fabien</text:p>
        <text:p text:style-name="En-tête">GARRIGUES Enki</text:p>
        <text:p text:style-name="En-tête">MORA Enzo</text:p>
        <text:p text:style-name="En-tête">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zo MORA</meta:initial-creator>
    <dc:creator>Enzo MORA</dc:creator>
    <meta:creation-date>2018-11-26T17:32:00Z</meta:creation-date>
    <dc:date>2018-11-26T17:32:00Z</dc:date>
    <meta:template xlink:href="Normal" xlink:type="simple"/>
    <meta:editing-cycles>2</meta:editing-cycles>
    <meta:editing-duration>PT60S</meta:editing-duration>
    <meta:document-statistic meta:page-count="1" meta:paragraph-count="1" meta:word-count="18" meta:character-count="121" meta:row-count="1" meta:non-whitespace-character-count="104"/>
  </office:meta>
</office:document-meta>
</file>